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2055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60af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05a02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19f17" style:font-weight-asian="bold" style:font-weight-complex="bold"/>
    </style:style>
    <style:style style:name="T10" style:family="text">
      <style:text-properties style:font-name="DejaVu Sans Condensed" fo:font-weight="bold" officeooo:rsid="0022ac5d" style:font-weight-asian="bold" style:font-weight-complex="bold"/>
    </style:style>
    <style:style style:name="T11" style:family="text">
      <style:text-properties style:font-name="DejaVu Sans Condensed" fo:font-weight="bold" officeooo:rsid="0022c322" style:font-weight-asian="bold" style:font-weight-complex="bold"/>
    </style:style>
    <style:style style:name="T12" style:family="text">
      <style:text-properties style:font-name="DejaVu Sans Condensed" officeooo:rsid="0022c322"/>
    </style:style>
    <style:style style:name="T13" style:family="text">
      <style:text-properties officeooo:rsid="0022c3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6</text:span><text:span text:style-name="T10">0</text:span><text:span text:style-name="T7">1</text:span><text:span text:style-name="T6"> - </text:span><text:span text:style-name="T8">Notes, Quirks, and Trivia</text:span></text:p>
      <text:p text:style-name="P2"/>
      <text:list xml:id="list974011951" text:style-name="L1">
        <text:list-item>
          <text:p text:style-name="P3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3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4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  <text:list-item>
          <text:p text:style-name="P5"><text:span text:style-name="T2">Use Flight Director mode (</text:span><text:span text:style-name="T11">Trim</text:span><text:span text:style-name="T6"> Hat press</text:span><text:span text:style-name="T2">) to disable the autopilot hold functions while leaving the dampers active. <text:s/>This makes the Ka-50 more agile and makes it fight you less </text:span><text:span text:style-name="T3">i</text:span><text:span text:style-name="T2">n pitch and rol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31T10:40:10.921000000</dc:date>
    <meta:editing-duration>PT4H47M22S</meta:editing-duration>
    <meta:editing-cycles>2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91" meta:character-count="488" meta:non-whitespace-character-count="405"/>
  </office:meta>
</office:document-meta>
</file>